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
      <text:p text:style-name="p4"/>
      <text:p text:style-name="p4"/>
      <text:p text:style-name="p4"><text:span text:style-name="c5">FOREWORD</text:span></text:p>
      <text:p text:style-name="p4"/>
      <text:p text:style-name="p4"><text:span text:style-name="c6"><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Population urbanization is happening around the world at an ever increasing rate. The world population is now 54% urban (United Nations 2014) and for economically developed regions this percentage is much higher. <text:s/>For example, in California 95% of the population is urban (US Census 2010). <text:s/>While urbanization brings promises of economic and other opportunities, it has also historically contributed to our detachment from nature. </text:span></text:p>
      <text:p text:style-name="p4"><text:span text:style-name="c0"><text:tab/>There is no doubt that by virtue of design and historical definition, cities physically separate urban citizens from wild landscapes. <text:s/>The literal boundary between urban and wild spaces is almost always clearly visible and poignantly felt. <text:s/>This stark geographical contrast has also taken over our psychological perceptions of nature. <text:s/>We now commonly think of nature as the grand scenery that exists outside of cities. <text:s/>People go, or believe they have to go, outside of the city to seek experiences with nature. <text:s/>We have somehow forgotten about the nature that exists in urban spaces - urban creeks and their fish, local and migratory birds, soil creatures and etc - or are all these somehow less “natural” and “wild” simply because they live near us? <text:s text:c="3"/><text:tab/></text:span></text:p>
      <text:p text:style-name="p4"><text:span text:style-name="c0"><text:tab/>And for as long as we continue to forget that nature exists in our urban spaces, we will continue to lose generations-worth of ecological intuition and understanding, a phenomenon that Peter Kahn (2002) calls Environmental Generational Amnesia (EGA). <text:s/>New generations have no memory of the natural environment as it might have been during prior generations. <text:s/>Without any intervention, like outdoor education, EG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and structured to persist. <text:s/>Yet, we must solve this complex problem. <text:s/>An integral part of the solution is increased recognition that the geographic reality of “nature” is not a rigid spatial dichotomy between “urban” and “wild”, but a complex network of life and the physical environments that nourishes it, existing inside and outside of cities, even connecting cities through the flow of water and nutrients, and the migration of animals. <text:s/>Nature - wild nature - is very much present in cities, and is most visible in the wildlife that seeks to use our urban trees, creeks, backyard gardens, and local parks. <text:s/>Most cities do not offer stereotypical grand wild landscap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1"/>
      <text:p text:style-name="p1"/>
      <text:p text:style-name="p4"><text:span text:style-name="c5">INTRODUCTION</text:span><text:span text:style-name="c0"> </text:span></text:p>
      <text:p text:style-name="p1"><text:span text:style-name="c0"><text:tab/>The San Francisco Bay Area is a rapidly growing global metropolis, with high urban density and an increasing transient population that comes here to work and study. <text:s/>But the San Francisco Bay Area is also an ecologically vital estuary system and is internationally recognized as a biodiversity hotspot. <text:s/>If the SF Bay Area is to have a future that sustains a growing human population, but also preserves its unique habitats and status as a biodiversity hotspot, it is paramount that we do a better job of reversing our detachment from nature and regaining our ecological intuition. <text:s/></text:span></text:p>
      <text:p text:style-name="p4"><text:span text:style-name="c0"><text:tab/>A great way to start is by learning to recognize the living and non-living natural systems that exist in our urban spaces. But how do we do that at the city scale? <text:s/>How does an entire urban citizenry become more ecologically aware? <text:s/>So far, the common approach to ecological literacy has been through place-based environmental education programs and initiatives, that often target children and youth, with the idea that young adults represent our future. <text:s/>Place-based environmental education is shown to improve children's environmental awareness, interests, and intentions, and the results of hands-on workshops improve children’s awareness of invisible forms of water and air pollution (Kubota et al. 2013, others?). <text:s/></text:span></text:p>
      <text:p text:style-name="p1"><text:span text:style-name="c0"><text:tab/>The success behind place-based environmental education is part due to its focus on places that are dear to us, such as the places where we live (e.g. Kubota et al. 2013). Stedman (2002, 577) shows that “we are willing to fight for places that are more central to our identities and that we perceive as being in less-than-optimal condition.” Such places can be our homes, backyards, local neighborhoods, and even our cities; they tend to hold deep significance for us and we feel certain levels of ownership of these local places, which is a major variable in responsible citizen behavior (Hungerford and Volk 1990). <text:s/>These local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Even though knowledge alone does not guarantee action, Hungerfold and Volk (1990) explain that cognizance of an issue is a prerequisite to action. An ecologically literate public is more likely to understand and support both bottom-up and top-down environmental solutions, especially if the public feels personally invested and has the tools to change its behavior (Stevenson et al. 2013; Zion et al. 2011). <text:s/>Ecological and natural science knowledge empowers communities by providing them with the information and tools to tackle local issues like public health (), climate change and habitat destruction (Thomashow 2002). <text:s/>And at the individual level, urban nature increases our perception of wellbeing (Hunter 2011), helps us be clear-headed, calm, resilient, retrospective, and benefits other mental and physical health (Kaplan &amp; Kaplan 2005). So perhaps, the success of place-based environmental knowledge is derived from our affinity to our local surroundings and a desire to improve our quality of life.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these programs are unable to provide life-long access and engagement to their participants such that their environmental knowledge is continuously renewed, updated, and acted upon. <text:s/></text:span></text:p>
      <text:p text:style-name="p1"><text:span text:style-name="c0"><text:tab/>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it might be possible to utilize online mapping technologies to create a place-based environmental education medium. <text:s/>Online maps are easily accessible and always present, can focus on a given place, can be quickly edited to reflect new information and changes in the environment, and can be designed to encourage action. The obvious drawback is that they lack the social element of learning, but social networking and in-person group activities can be incorporated. <text:s/></text:span></text:p>
      <text:p text:style-name="p1"><text:span text:style-name="c0"><text:tab/>As mentioned earlier, the success of place-based environmental education initiatives is partly due to the focus on places that are close to us. <text:s/>This emotional attachment that we form with places is called “place-attachment” by environmental psychologists. <text:s/>In fact, the stronger our place-attachment to the natural environment, the more likely we are to exhibit pro-environmental behavior (Scannell and Gifford 2010, others?). <text:s/>But Vorkin and Reese (2001) say that we must also understand what the environment means to us in order to understand our environmental behavior. <text:s/>In other words, pro-environmental behavior and environmental concern are not only dependent on the strength of our place-attachment to the local natural environment, but they are also dependent on what that environment means to us. Brehm, Eisenhauer, and Stedman (2013, 533) explain that what a place means to us is representative of our “perceived interconnection between [our]selves and nature (biosphere) rooted in the contextual element of the specific place.”</text:span></text:p>
      <text:p text:style-name="p1"><text:span text:style-name="c0"><text:tab/>With all this in mind, place-based environmental education might actually be doing more than environmental education. <text:s/>Is it possible that by learning about our local environment, we are learning to see our backyards, neighborhoods and cities in a new way? <text:s/>Is place-based environmental education actually deepening our place-attachment to our local nature? <text:s/>Is it creating in our minds new, environmentally and ecologically minded, place-meanings? <text:s/>It is these questions that spurred this thesis study.</text:span></text:p>
      <text:p text:style-name="p1"/>
      <text:p text:style-name="p1"><text:span text:style-name="c0">Purpose:</text:span></text:p>
      <text:p text:style-name="p1"><text:span text:style-name="c0"><text:tab/>This thesis utilizes web-maps as a place-based environmental educational tool specific to Berkeley’s avian wildlife and urban creek systems. <text:s/>This environmental education effort serves the primary objective of this research, which is to investigate the role of place-based environmental knowledge on a person’s place-attachment and place-meanings. <text:s/>The study is based upon a sense-of-place theoretical framework specific to the concepts of place-attachment and place-meaning. <text:s/>Prior <text:s/>place-attachment and place-meanings research mainly investigates the role of in-person experiences with places, but some recent research is starting to study the role of environmental education programs on place-attachment and place-meanings. <text:s/>Yet, there still are no studies that examine the impact of environmental knowledge on place-attachment or -meanings,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text:span text:style-name="c0"><text:tab/>Hungerford and Volk (1990, 263) explain that the first major goal in environmental education is to “provide learners with sufficient ecological knowledge to permit him/her to eventually make ecologically sound decisions with respect to environmental issues”. </text:span></text:p>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span></text:p>
      <text:p text:style-name="p4"><text:span text:style-name="c0"><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201..). <text:s/></text:span></text:p>
      <text:p text:style-name="p1"><text:span text:style-name="c0"><text:tab/>As Kudryavtsev (201??)’s study suggests, it is important to consider both concepts together when studying sense-of-place. <text:s/>Particularly, place-meanings helps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 recreational place-meaning - it is where they go hiking and camping. <text:s/>For these reasons, this study is framed by both place-attachment and place-meanings. <text:s/>Let's define and further explore these concepts. </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1"/>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or “place-meanings” is a concept that refers to the symbolic meanings that people ascribe to places (cite). <text:s/>Place-meanings are descriptive and answer the question of “What </text:span><text:span text:style-name="c6">kind </text:span><text:span text:style-name="c0">of a place is this?” (Stedman 2008). <text:s/>As for place-attachment, 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also possible for place-meanings to converge and agree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much is hypothesized but little is confirmed about the mechanisms by which we produce place-meanings, or how they affect our place-attachment. <text:s/>Stewart (2008) asserts that to develop a particular place-meaning, people need to have a direct experience with the place, but possibly also by obtaining knowledge about the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text:s/>(Talk about study where 70% of neighborhood trees had to be cut down and people began to realized their ecological and aesthetic role they played). <text:s/>It is through language and conversation that we can learn about other people's place-meanings, communicate our own, or even create new ones (Stewart 2008; Stokowski 2008). </text:span></text:p>
      <text:p text:style-name="p4"/>
      <text:p text:style-name="p4"/>
      <text:p text:style-name="p4"><text:span text:style-name="c0">2.4: Measuring Place-Meaning</text:span></text:p>
      <text:p text:style-name="p4"><text:span text:style-name="c0"><text:tab/>There is a clear divergences in quantitative and qualitative methodology for studying place-meanings. <text:s/>Quantitative methods utilize Likert scales that measure a participant’s level of agreement with a given statement (e.g. ... ).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On the other hand, 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4"/>
      <text:p text:style-name="p4"/>
      <text:p text:style-name="p4"><text:span text:style-name="c0">3: Factors that influence Place-Attachment and Place-Meaning</text:span></text:p>
      <text:p text:style-name="p4"/>
      <text:p text:style-name="p4"><text:span text:style-name="c0"><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s hypotheses and added gender, race, class, and sexual orientation race also influential to our relationships with place.</text:span></text:p>
      <text:p text:style-name="p4"/>
      <text:p text:style-name="p1"><text:span text:style-name="c0">3.1: Culture, Society</text:span></text:p>
      <text:p text:style-name="p1"/>
      <text:p text:style-name="p1"><text:span text:style-name="c0"><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et al. 2000). <text:s/></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more details). <text:s/>It is important to understand that divergence in research findings likely result from a divergence in the cultures and societies of the places being studied. <text:s/>Unless authors studied the same places and populations, it is not appropriate to make cross-study comparisons. <text:s/></text:span></text:p>
      <text:p text:style-name="p1"/>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Kaltenborn (1998) suggests in (her?his?)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y nature-related place-meaning. <text:s/>((In other words, their lack of environmental sense of place may not necessarily reflect a lack of environmental values, but simply reflect their perceptions of the quality of the natural environment. <text:s/>This is an area that needs more research. )) <text:s/>Lastly, an aspect that the reviewed literature fails to mentions is that the physical environment also dictates where we can or cannot go, which has a profound impact on the set of our experiences of any given place, especially for people with physical disabilities.</text:span></text:p>
      <text:p text:style-name="p1"/>
      <text:p text:style-name="p4"/>
      <text:p text:style-name="p4"><text:span text:style-name="c0">3.3: Geographic scale</text:span></text:p>
      <text:p text:style-name="p4"/>
      <text:p text:style-name="p1"><text:span text:style-name="c0"><text:tab/>Our sense-of-place also varies with geographic scale. <text:s/>Nanzer (2004) found that the strength of place-attachment increases with scale. <text:s/>In other words, we are most strongly attached to our immediate living premises like our house and yard, then to our neighborhood and city, and lastly to our region and country ().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4: Time, and Length of Residence</text:span></text:p>
      <text:p text:style-name="p4"/>
      <text:p text:style-name="p1"><text:span text:style-name="c0"><text:tab/>Neither place-attachment nor place-meanings are constant. <text:s/>With time, they mold and change to reflect the new experience we have at a given place (Stedman 2008). <text:s/>Davenport and Anderson (2005) found that place-meanings ascribed to the Niobrara River in Nebraska evolved over time, often growing to include, or at least recognize, the biophysical uniqueness of the river. <text:s/>The longer a person experiences a place, the deeper their attachment to it (Low and Altman 1992; Hay 1998; McAndrew 1998; Moore and Graefe 1994 REFER TO NANZER REFS; Raymond, Brown, &amp; Weber 2010), but the type of place-attachment may change. <text:s/>For example, Larson, Frietas, and Hicks (2013) found that with time, new residents experienced a shift in their attachment from the environmental to the social dimension of place. <text:s/>In general, the more time a person resides in one place, the more likely they will have important and meaningful experiences with that place (Gustafson 2001). <text:s/></text:span></text:p>
      <text:p text:style-name="p4"/>
      <text:p text:style-name="p4"><text:span text:style-name="c0">3.5: Disruptions, Change, and Conflict</text:span></text:p>
      <text:p text:style-name="p4"/>
      <text:p text:style-name="p1"><text:span text:style-name="c0"><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Burley et al. 2007), plant or animal diseases (e.g., Hunter 2011), or human interventions, like development of pristine areas (Stedman ?). <text:s/>But in some cases of devastating natural distasters, strong place-attachments and place-meanings motivate people to restore a place and its natural environment (Burley et al. 2007). <text:s/>In other cases, planned changes endanger or challenge established place-meanings and cause conflict between stakeholders (citation ?). <text:s/>But, Davenport and Anderson (2005) conclude from their study that while development challenged some place-meanings, it enhanced others.</text:span></text:p>
      <text:p text:style-name="p4"/>
      <text:p text:style-name="p4"><text:span text:style-name="c0"><text:tab/></text:span></text:p>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plays an important role in developing our a sense of place. <text:s/>There are a few different types of knowledge. <text:s/>Personal knowledge is gained through in-person experiences, whereas formal knowledge is gained through a more factual medium, like a textbook, a teacher, a website. <text:s/>Gustafson (2001) found that place-meanings concerning the relationship between the self and the environment depend on formal and personal knowledge people hav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Barlett (2005), who conducted a study on a faculty workshop to reconnect to the college campus natural environment, reports that learning to identify tree species was one aspect of the workshop experience that enhanced place-attachment for some participants. </text:span></text:p>
      <text:p text:style-name="p1"><text:span text:style-name="c0"><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dditionally, because stories are inherently embedded with place-meanings, they make effective mediums for conveying place-meanings to others. <text:s text:c="5"/></text:span></text:p>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
      <text:p text:style-name="p4"><text:span text:style-name="c0">Davenport and Anderson (2005)’s research shows that their participants’ place-meanings and place-attachments are inter-related in a complex web and argue that conventional measuring scales do not capture this complexity. </text:span></text:p>
      <text:p text:style-name="p4"/>
      <text:p text:style-name="p4"><text:span text:style-name="c0">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text:span text:style-name="c0">The research referenced here uses predominantly a positivist approach or hypothesis testing in assessing place-attachment and place-meanings.</text:span></text:p>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text:span text:style-name="c0"><text:tab/></text:span></text:p>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text:span text:style-name="c0">Criticisms?: 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span></text:p>
      <text:p text:style-name="p4"/>
      <text:p text:style-name="p4"/>
      <text:p text:style-name="p4"/>
      <text:p text:style-name="p4"/>
      <text:p text:style-name="p4"><text:span text:style-name="c0">4. Gaps, and Inconsistencies in the Literature</text:span></text:p>
      <text:p text:style-name="p4"/>
      <text:p text:style-name="p4"><text:span text:style-name="c0">4.1. Inconsistencies</text:span></text:p>
      <text:p text:style-name="p4"/>
      <text:p text:style-name="p4"><text:span text:style-name="c0"><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text:span text:style-name="c6">syn.</text:span><text:span text:style-name="c0">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span></text:p>
      <text:p text:style-name="p4"/>
      <text:p text:style-name="p1"><text:span text:style-name="c0"><text:tab/>Other inconsistencies are methodological in nature. <text:s/>The statement “The Great Lakes are important to me” are used as a measure for place identity not place attachment (Nanzer 2004). <text:s/></text:span></text:p>
      <text:p text:style-name="p1"><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span></text:p>
      <text:p text:style-name="p4"/>
      <text:p text:style-name="p4"><text:span text:style-name="c0">4.2. <text:s/>Gaps</text:span></text:p>
      <text:p text:style-name="p4"/>
      <text:p text:style-name="p1"><text:span text:style-name="c0"><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span></text:p>
      <text:p text:style-name="p1"><text:span text:style-name="c0"><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span></text:p>
      <text:p text:style-name="p4"><text:span text:style-name="c0"><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
      <text:p text:style-name="p4"><text:span text:style-name="c0"><text:tab/>Vaske and Korbin (2001)</text:span></text:p>
      <text:p text:style-name="p4"><text:span text:style-name="c0"><text:tab/>Clayton (2003)</text:span></text:p>
      <text:p text:style-name="p1"/>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search designs</text:span></text:p>
      <text:p text:style-name="p4"><text:span text:style-name="c0"><text:tab/>Most research methodologies have used a positivist approach with deductive or theory testing techniques (). <text:s/>Others, like Davenport and Anderson (2005) used an interpretive research design, with data collection and analysis geared toward induction and theory generation. <text:s/></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Stedman 2003a). </text:span></text:p>
      <text:p text:style-name="p4"><text:span text:style-name="c0"><text:tab/>Snowball, or network, sampling is quite common in qualitative studies (e.g., Cantrill 1998; Manzo 2005; Davenport and Anderson 2005), where an initial set of participants each recommends more participants.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text:span text:style-name="c0">Instruments:</text:span></text:p>
      <text:p text:style-name="p4"><text:span text:style-name="c0"><text:tab/>Interviews: Researchers have used open-ended questions with follow-up probing questions (Cantrill 1998; Davenport and Anderson 2005) and semi-structured (Gustafson 2001; Manzo 2005) are common. <text:s text:c="2"/></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1"><text:span text:style-name="c0"><text:tab/>Likert-scale surveys: Likert-scale mail-in surveys are fairly common in studying place attachment. <text:s/>A five-point (e.g., Nanzer 2004) or a seven-point Likert scale (e.g., Stedman 2003a; Brehm, Eisenhauer, &amp; Stedman 2013) ranging from “strongly disagree” to “strongly agree” is utilized to measure a person’s level of agreement with a statement. <text:s/>Statements are designed to reflect place-attachment or other sense-of-place concepts. <text:s/></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1"><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text:span text:style-name="c0"><text:tab/>Maximum likelihood factor analysis (Stedman 2002)</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text:tab/>There is evidence that direct experiences with nature lead to increases in pro-environmental behavior (e.g., Duerden &amp; Witt 2010), </text:span></text:p>
      <text:p text:style-name="p4"/>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People naturally express place-meanings and place-attachments through storytelling. Davenport and Anderson (2005) extracted meanings and attachment to the Niobrara river from their participants’ storytelling. <text:s/>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span></text:p>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office:text>
  </office:body>
</office:document-content>
</file>